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3000043550000385E8D0FAC2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236cm" svg:height="14.429cm" svg:x="5.44cm" svg:y="3.337cm">
          <draw:image xlink:href="Pictures/20000063000043550000385E8D0FAC2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0:23:50</meta:creation-date>
    <dc:date>2009-01-26T10:24:29</dc:date>
    <dc:language>en-US</dc:language>
    <meta:editing-cycles>2</meta:editing-cycles>
    <meta:editing-duration>PT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